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.199cm" fo:min-width="0cm" loext:decorative="false"/>
    </style:style>
    <style:style style:name="gr4" style:family="graphic" style:parent-style-name="standard">
      <style:graphic-properties svg:stroke-color="#ffffff" draw:fill="none" loext:fill-use-slide-background="false" draw:textarea-horizontal-align="justify" draw:textarea-vertical-align="middle" draw:auto-grow-height="false" fo:min-height="0.046cm" fo:min-width="0.972cm" fo:wrap-option="wrap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 style:writing-mode="lr-tb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02cm" svg:y1="8.506cm" svg:x2="8.302cm" svg:y2="3.857cm">
          <text:p/>
        </draw:line>
        <draw:line draw:style-name="gr1" draw:text-style-name="P1" draw:layer="layout" svg:x1="8.2cm" svg:y1="8.157cm" svg:x2="12.747cm" svg:y2="8.157cm">
          <text:p/>
        </draw:line>
        <draw:custom-shape draw:style-name="gr2" draw:text-style-name="P2" draw:layer="layout" svg:width="0.635cm" svg:height="0.635cm" svg:x="7.984cm" svg:y="7.8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draw:layer="layout" svg:width="0.635cm" svg:height="0.635cm" svg:x="10.207cm" svg:y="5.64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3" draw:layer="layout" svg:width="0.635cm" svg:height="0.635cm" svg:x="7.984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10.207cm" svg:y="7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88cm" svg:height="0.318cm" svg:x="7.032cm" svg:y="8.504cm">
          <text:p text:style-name="P4"><text:span text:style-name="T1">(0;0)</text:span></text:p>
          <draw:enhanced-geometry svg:viewBox="0 0 21600 21600" draw:text-areas="800 800 20800 20800" draw:type="round-rectangular-callout" draw:modifiers="829.200755191945 -21261.4420062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588cm" svg:height="0.318cm" svg:x="9.572cm" svg:y="8.505cm">
          <text:p text:style-name="P4"><text:span text:style-name="T1">(1;0)</text:span></text:p>
          <draw:enhanced-geometry svg:viewBox="0 0 21600 21600" draw:text-areas="800 800 20800 20800" draw:type="round-rectangular-callout" draw:modifiers="829.200755191945 -21261.4420062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588cm" svg:height="0.318cm" svg:x="9.571cm" svg:y="5.329cm">
          <text:p text:style-name="P4"><text:span text:style-name="T1">(1;1)</text:span></text:p>
          <draw:enhanced-geometry svg:viewBox="0 0 21600 21600" draw:text-areas="800 800 20800 20800" draw:type="round-rectangular-callout" draw:modifiers="829.200755191945 -21261.4420062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1.588cm" svg:height="0.318cm" svg:x="7.032cm" svg:y="5.329cm">
          <text:p text:style-name="P4"><text:span text:style-name="T1">(0;1)</text:span></text:p>
          <draw:enhanced-geometry svg:viewBox="0 0 21600 21600" draw:text-areas="800 800 20800 20800" draw:type="round-rectangular-callout" draw:modifiers="829.200755191945 -21261.4420062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10:55:58.534073544</meta:creation-date>
    <dc:date>2026-01-07T11:05:53.373359689</dc:date>
    <meta:editing-duration>PT8M5S</meta:editing-duration>
    <meta:editing-cycles>2</meta:editing-cycles>
    <meta:generator>LibreOffice/24.2.7.2$Linux_X86_64 LibreOffice_project/420$Build-2</meta:generator>
    <meta:document-statistic meta:object-count="10"/>
  </office:meta>
</office:document-meta>
</file>